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rrorHandlerProxy.warning( SAXParse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rrorHandlerProxy.error( SAXParse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ErrorHandlerProxy.fatalError( SAXParseException 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9">
            <text:p text:style-name="Table_20_Contents"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